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b488" officeooo:paragraph-rsid="0010b488"/>
    </style:style>
    <style:style style:name="P2" style:family="paragraph" style:parent-style-name="Text_20_body">
      <style:text-properties officeooo:rsid="00123fe5" officeooo:paragraph-rsid="00123fe5"/>
    </style:style>
    <style:style style:name="P3" style:family="paragraph" style:parent-style-name="Text_20_body">
      <style:text-properties officeooo:rsid="00148761" officeooo:paragraph-rsid="00148761"/>
    </style:style>
    <style:style style:name="P4" style:family="paragraph" style:parent-style-name="Text_20_body">
      <style:text-properties officeooo:rsid="00166c7a" officeooo:paragraph-rsid="00168254"/>
    </style:style>
    <style:style style:name="P5" style:family="paragraph" style:parent-style-name="Text_20_body">
      <style:text-properties officeooo:rsid="00166c7a" officeooo:paragraph-rsid="00168f6f"/>
    </style:style>
    <style:style style:name="P6" style:family="paragraph" style:parent-style-name="Text_20_body">
      <style:text-properties officeooo:paragraph-rsid="00168f6f"/>
    </style:style>
    <style:style style:name="P7" style:family="paragraph" style:parent-style-name="Text_20_body">
      <style:text-properties officeooo:rsid="001980eb" officeooo:paragraph-rsid="001980eb"/>
    </style:style>
    <style:style style:name="P8" style:family="paragraph" style:parent-style-name="Text_20_body">
      <style:text-properties officeooo:rsid="001ca1ed" officeooo:paragraph-rsid="001ca1ed"/>
    </style:style>
    <style:style style:name="P9" style:family="paragraph" style:parent-style-name="Subtitle">
      <style:text-properties officeooo:rsid="0010b488" officeooo:paragraph-rsid="0010b488"/>
    </style:style>
    <style:style style:name="P10" style:family="paragraph" style:parent-style-name="Heading_20_1">
      <style:text-properties officeooo:rsid="0010b488" officeooo:paragraph-rsid="0010b488"/>
    </style:style>
    <style:style style:name="P11" style:family="paragraph" style:parent-style-name="Heading_20_1">
      <style:text-properties officeooo:rsid="001ca1ed" officeooo:paragraph-rsid="001ca1ed"/>
    </style:style>
    <style:style style:name="P12" style:family="paragraph" style:parent-style-name="Heading_20_1">
      <style:text-properties officeooo:rsid="00123fe5" officeooo:paragraph-rsid="00123fe5"/>
    </style:style>
    <style:style style:name="P13" style:family="paragraph" style:parent-style-name="Heading_20_1">
      <style:text-properties officeooo:rsid="001fb57a" officeooo:paragraph-rsid="001fb57a"/>
    </style:style>
    <style:style style:name="P14" style:family="paragraph" style:parent-style-name="Text_20_body">
      <style:text-properties officeooo:rsid="00168254" officeooo:paragraph-rsid="00168254"/>
    </style:style>
    <style:style style:name="P15" style:family="paragraph" style:parent-style-name="Text_20_body">
      <style:text-properties officeooo:rsid="00166c7a" officeooo:paragraph-rsid="00168f6f"/>
    </style:style>
    <style:style style:name="P16" style:family="paragraph" style:parent-style-name="Text_20_body">
      <style:text-properties officeooo:rsid="001ca1ed" officeooo:paragraph-rsid="001e0281"/>
    </style:style>
    <style:style style:name="P17" style:family="paragraph" style:parent-style-name="Text_20_body">
      <style:text-properties officeooo:paragraph-rsid="0010b488"/>
    </style:style>
    <style:style style:name="P18" style:family="paragraph" style:parent-style-name="Text_20_body">
      <style:text-properties officeooo:rsid="0010b488" officeooo:paragraph-rsid="0010b488"/>
    </style:style>
    <style:style style:name="P19" style:family="paragraph" style:parent-style-name="Text_20_body">
      <style:text-properties officeooo:rsid="0022358a" officeooo:paragraph-rsid="0022358a"/>
    </style:style>
    <style:style style:name="P20" style:family="paragraph" style:parent-style-name="Text_20_body">
      <style:text-properties officeooo:rsid="00256626" officeooo:paragraph-rsid="00256626"/>
    </style:style>
    <style:style style:name="P21" style:family="paragraph" style:parent-style-name="Text_20_body">
      <style:text-properties officeooo:rsid="0027fc26" officeooo:paragraph-rsid="0027fc26"/>
    </style:style>
    <style:style style:name="T1" style:family="text">
      <style:text-properties officeooo:rsid="00166c7a"/>
    </style:style>
    <style:style style:name="T2" style:family="text">
      <style:text-properties officeooo:rsid="00168254"/>
    </style:style>
    <style:style style:name="T3" style:family="text">
      <style:text-properties officeooo:rsid="00172b48"/>
    </style:style>
    <style:style style:name="T4" style:family="text">
      <style:text-properties officeooo:rsid="00184577"/>
    </style:style>
    <style:style style:name="T5" style:family="text">
      <style:text-properties officeooo:rsid="001aeb8d"/>
    </style:style>
    <style:style style:name="T6" style:family="text">
      <style:text-properties officeooo:rsid="001db06e"/>
    </style:style>
    <style:style style:name="T7" style:family="text">
      <style:text-properties officeooo:rsid="001dcaed"/>
    </style:style>
    <style:style style:name="T8" style:family="text">
      <style:text-properties officeooo:rsid="001de7a4"/>
    </style:style>
    <style:style style:name="T9" style:family="text">
      <style:text-properties officeooo:rsid="001e0281"/>
    </style:style>
    <style:style style:name="T10" style:family="text">
      <style:text-properties officeooo:rsid="00267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vezési minták egy OO programozási nyelvben beadandó</text:p>
      <text:p text:style-name="P9">Pelach Máté Szabolcs | E91K3C</text:p>
      <text:p text:style-name="P1"/>
      <text:p text:style-name="P19">A Kód részletek megtalálhatóak a TMEOOPNY_Kódok.txt fájlban.</text:p>
      <text:h text:style-name="P10" text:outline-level="1">Proxy</text:h>
      <text:p text:style-name="P7">Egy olyan <text:span text:style-name="T9">tervezési minta</text:span> <text:span text:style-name="T9">ami úgy</text:span> mőködik hogy egy osztálynak „álcázza” magát, így lehet lekéréseket nézni, előtte, utána.</text:p>
      <text:p text:style-name="P7">Pros:</text:p>
      <text:p text:style-name="P7">- <text:span text:style-name="T5">A használt osztály nem tudja hogy ő egy másik, így könnyen fut le minden át rajta.</text:span></text:p>
      <text:p text:style-name="P7">- <text:span text:style-name="T5">lehet több proxy-t is létrehozni nem csak egyet.</text:span></text:p>
      <text:p text:style-name="P7">Cons:</text:p>
      <text:p text:style-name="P7">- A visszatérés lehet hogy később érkezik</text:p>
      <text:p text:style-name="P1"/>
      <text:h text:style-name="P11" text:outline-level="1">State</text:h>
      <text:p text:style-name="P16">A state olyan <text:span text:style-name="T9">tervezési minta </text:span>amely engedélyez egy objektumnak hogy megváltozzan belül, felfogható mintha egy osztályt váltott volna.</text:p>
      <text:p text:style-name="P8">Pros:</text:p>
      <text:p text:style-name="P8">- <text:span text:style-name="T7">Könnnyen be lehet újabb státuszt írni anélkül hogy változtatnánk a többin.</text:span></text:p>
      <text:p text:style-name="P8">- <text:span text:style-name="T8">Külön osztályba lehet egy-egy státuszt is tenni.</text:span></text:p>
      <text:p text:style-name="P8">Cons:</text:p>
      <text:p text:style-name="P8">- <text:span text:style-name="T6">Értelmetlen ha csak kevés státusza van, vagy esetleg nem változik sokszor</text:span></text:p>
      <text:p text:style-name="P2"/>
      <text:h text:style-name="P12" text:outline-level="1">Singleton</text:h>
      <text:p text:style-name="P3">A lényege hogy egy olyan osztály amelyet nem lehet <text:span text:style-name="T1">instance-olni, de a Singleton-on keresztül lehet használni az osztályait.</text:span></text:p>
      <text:p text:style-name="P4">Pros:</text:p>
      <text:p text:style-name="P14">- Az osztályból csak 1 darab létezhet.</text:p>
      <text:p text:style-name="P5">- <text:span text:style-name="T2">Minden benne lévő funkció, egyebeket lehet használnod</text:span></text:p>
      <text:p text:style-name="P5"><text:soft-page-break/>- Akkor lesz az osztály létrehozva hogyha elsőnek használod<text:line-break/>Cons:</text:p>
      <text:p text:style-name="P6">- <text:span text:style-name="T3">Tesztelni Singleton-nal nehéz, vagy esetben nem is lehet.</text:span></text:p>
      <text:p text:style-name="P6">- <text:span text:style-name="T4">MultiThread-be nem hoz létre többet hanem egy marad, érdemes ilyenkor Thread-lockolni funciókba</text:span></text:p>
      <text:p text:style-name="P17"/>
      <text:h text:style-name="P13" text:outline-level="1">MVC (Model View Controller)</text:h>
      <text:p text:style-name="P20">Egy olyan tervezézi mint a melyet 3 különböző részre osztjuk.</text:p>
      <text:p text:style-name="P20">Model, View, Controller.</text:p>
      <text:p text:style-name="P20">A kérés a Controllert használva <text:span text:style-name="T10">a</text:span> Model-<text:span text:style-name="T10">lel vézi el a műveletet. Majd a Controller egy View-et használva megmutatja mit válzotott.</text:span></text:p>
      <text:p text:style-name="P21">Pors:</text:p>
      <text:p text:style-name="P21">- Egyidejűleg lehet fejleszteni vele.</text:p>
      <text:p text:style-name="P21">- Könyen változtatható</text:p>
      <text:p text:style-name="P21">- Több Model, Viewer is lehet.</text:p>
      <text:p text:style-name="P21">Cons:</text:p>
      <text:p text:style-name="P21">- Nehezen értelmezhető</text:p>
      <text:p text:style-name="P21">- Sok ismétlés</text:p>
      <text:p text:style-name="P21">- Sok rész csak az MVC miatt lézetik, nem szolgá különösebben sok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23fe5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4T19:52:52.562000000</meta:creation-date>
    <dc:date>2024-11-25T11:03:33.485000000</dc:date>
    <meta:editing-duration>PT2H3M1S</meta:editing-duration>
    <meta:editing-cycles>18</meta:editing-cycles>
    <meta:generator>LibreOffice/6.2.0.3$Windows_x86 LibreOffice_project/98c6a8a1c6c7b144ce3cc729e34964b47ce25d62</meta:generator>
    <meta:document-statistic meta:table-count="0" meta:image-count="0" meta:object-count="0" meta:page-count="2" meta:paragraph-count="37" meta:word-count="264" meta:character-count="1701" meta:non-whitespace-character-count="1474"/>
  </office:meta>
</office:document-meta>
</file>